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cm"/>
    </style:style>
    <style:style style:name="co2" style:family="table-column">
      <style:table-column-properties fo:break-before="auto" style:column-width="7.153cm"/>
    </style:style>
    <style:style style:name="co3" style:family="table-column">
      <style:table-column-properties fo:break-before="auto" style:column-width="2.831cm"/>
    </style:style>
    <style:style style:name="co4" style:family="table-column">
      <style:table-column-properties fo:break-before="auto" style:column-width="12.816cm"/>
    </style:style>
    <style:style style:name="co5" style:family="table-column">
      <style:table-column-properties fo:break-before="auto" style:column-width="10.603cm"/>
    </style:style>
    <style:style style:name="ro1" style:family="table-row">
      <style:table-row-properties style:row-height="1.01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text-properties style:font-name="Liberation Sans" style:font-name-asian="WenQuanYi Zen Hei" style:font-name-complex="FreeSans"/>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table:style-name="ce3"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number-columns-repeated="2"/>
          <table:table-cell office:value-type="string" calcext:value-type="string">
            <text:p>Uniquement donnée au leader de coup d'état</text:p>
          </table:table-cell>
          <table:table-cell table:number-columns-repeated="1015"/>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number-columns-repeated="2"/>
          <table:table-cell office:value-type="string" calcext:value-type="string">
            <text:p>Uniquement donnée au président après une tentative de coup d'état ratée. </text:p>
          </table:table-cell>
          <table:table-cell table:number-columns-repeated="1015"/>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number-columns-repeated="2"/>
          <table:table-cell office:value-type="string" calcext:value-type="string">
            <text:p>nécessite d'avoir le plus éloquent discours lors des débats.</text:p>
          </table:table-cell>
          <table:table-cell table:number-columns-repeated="1015"/>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table:number-columns-repeated="1015"/>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3"/>
          <table:table-cell office:value-type="string" calcext:value-type="string">
            <text:p><text:s/>influence de la secte du temple lunaire ou de l’église de sectologie</text:p>
          </table:table-cell>
          <table:table-cell table:number-columns-repeated="1015"/>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text:s/>Peut désigner deux cibles et deux endroits différents. Le pactole ira dans l'aide internationale du prochain tour.</text:p>
          </table:table-cell>
          <table:table-cell table:number-columns-repeated="1016"/>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joueur ciblé meurt dans un banal accident. Ses billets et influence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Tous les joueurs dans le lieu indiqué jettent un dé. Ils meurent s'ils font 5 ou 6. Les billet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si le joueur se trouve a la banque vous volez ses billets </text:p>
          </table:table-cell>
          <table:table-cell table:number-columns-repeated="1016"/>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number-columns-repeated="1016"/>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number-columns-repeated="1016"/>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table:number-columns-repeated="1015"/>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u tourisme</text:p>
          </table:table-cell>
          <table:table-cell table:number-columns-repeated="1015"/>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2"/>
          <table:table-cell table:style-name="ce4" office:value-type="string" calcext:value-type="string">
            <text:p><text:s/>influence de la médecin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2"/>
          <table:table-cell table:style-name="ce4" office:value-type="string" calcext:value-type="string">
            <text:p><text:s/>influence des banqu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auvr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riches</text:p>
          </table:table-cell>
          <table:table-cell table:number-columns-repeated="1015"/>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familles</text:p>
          </table:table-cell>
          <table:table-cell table:number-columns-repeated="1015"/>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1018"/>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Chaque joueur qui fait 5 ou 6 aux dés peut tenter un assassinat pour 1MP. </text:p>
          </table:table-cell>
          <table:table-cell table:number-columns-repeated="1016"/>
        </table:table-row>
        <table:table-row table:style-name="ro1">
          <table:table-cell office:value-type="string" calcext:value-type="string">
            <text:p>Événement</text:p>
          </table:table-cell>
          <table:table-cell office:value-type="string" calcext:value-type="string">
            <text:p>Affaires de pédophil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chrétiennes et chrétiens démocrates</text:p>
          </table:table-cell>
          <table:table-cell table:number-columns-repeated="1016"/>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cartels</text:p>
          </table:table-cell>
          <table:table-cell table:number-columns-repeated="1016"/>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Plantations et du Tourisme</text:p>
          </table:table-cell>
          <table:table-cell table:number-columns-repeated="1016"/>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Un vote est immédiatement réalisé afin de constituer un nouveau gouvernement, dont les membres sont nommés par le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universitaires et étudiants</text:p>
          </table:table-cell>
          <table:table-cell table:number-columns-repeated="1016"/>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monarchistes </text:p>
          </table:table-cell>
          <table:table-cell table:number-columns-repeated="1016"/>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 text:c="2"/>obligation de défausser les influences des banques et des riches</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 immédiatement 4 cartes et en conserve 2</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u yacht familia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Hérita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e la maison de campag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des lobby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Caisse noire du parti</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number-columns-repeated="1016"/>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number-columns-repeated="1016"/>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grévistes</text:p>
          </table:table-cell>
          <table:table-cell office:value-type="string" calcext:value-type="string">
            <text:p><text:s/>influence des prolétaires.</text:p>
          </table:table-cell>
          <table:table-cell table:number-columns-repeated="1015"/>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escouades des cartels.</text:p>
          </table:table-cell>
          <table:table-cell office:value-type="string" calcext:value-type="string">
            <text:p><text:s/>influence des cartels</text:p>
          </table:table-cell>
          <table:table-cell table:number-columns-repeated="1015"/>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permanent de la force des émeutiers</text:p>
          </table:table-cell>
          <table:table-cell table:number-columns-repeated="1016"/>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dre le contrôle de la force des étudiants</text:p>
          </table:table-cell>
          <table:table-cell office:value-type="string" calcext:value-type="string">
            <text:p>influence des universités</text:p>
          </table:table-cell>
          <table:table-cell table:number-columns-repeated="1015"/>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dre le contrôle de la force des troupes de l'ONU.</text:p>
          </table:table-cell>
          <table:table-cell office:value-type="string" calcext:value-type="string">
            <text:p><text:s/>nécessite de se trouver en exil.</text:p>
          </table:table-cell>
          <table:table-cell table:number-columns-repeated="1015"/>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table:number-columns-repeated="1015"/>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événement ciblé n'a jamais eu lieu. La carte est tout de même défaussée.</text:p>
          </table:table-cell>
          <table:table-cell table:number-columns-repeated="1016"/>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number-columns-repeated="1016"/>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number-columns-repeated="1016"/>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4" office:value-type="string" calcext:value-type="string">
            <text:p>Prenez le contrôle des gardes du palais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number-columns-repeated="1016"/>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Défausse l'influence de la banque</text:p>
          </table:table-cell>
          <table:table-cell table:number-columns-repeated="1016"/>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number-columns-repeated="1016"/>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number-columns-repeated="1016"/>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number-columns-repeated="1016"/>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number-columns-repeated="1016"/>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number-columns-repeated="1016"/>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number-columns-repeated="1016"/>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Évén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 (tant qu'en exil)</text:p>
          </table:table-cell>
          <table:table-cell table:number-columns-repeated="1016"/>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 deux cartes</text:p>
          </table:table-cell>
          <table:table-cell table:number-columns-repeated="1016"/>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number-columns-repeated="1016"/>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table:number-columns-repeated="1016"/>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table:number-columns-repeated="1016"/>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4" office:value-type="string" calcext:value-type="string">
            <text:p><text:s/>nécessite influence du tourisme</text:p>
          </table:table-cell>
          <table:table-cell table:number-columns-repeated="1015"/>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number-columns-repeated="1016"/>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4" office:value-type="string" calcext:value-type="string">
            <text:p><text:s/>nécessite influence de la justice</text:p>
          </table:table-cell>
          <table:table-cell table:number-columns-repeated="1015"/>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number-columns-repeated="1016"/>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number-columns-repeated="1016"/>
        </table:table-row>
        <table:table-row table:style-name="ro1">
          <table:table-cell office:value-type="string" calcext:value-type="string">
            <text:p>Terreur</text:p>
          </table:table-cell>
          <table:table-cell office:value-type="string" calcext:value-type="string">
            <text:p>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être utilisé par un joueur en exil</text:p>
          </table:table-cell>
          <table:table-cell table:number-columns-repeated="1016"/>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number-columns-repeated="1016"/>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number-rows-repeated="10484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2">00/00/0000</text:date>, <text:time style:data-style-name="N2" text:time-value="16:17:06.593933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8-09-22T16:23:45.693442514</dc:date>
    <dc:creator>Loic </dc:creator>
    <meta:editing-duration>PT48M9S</meta:editing-duration>
    <meta:editing-cycles>21</meta:editing-cycles>
    <meta:generator>LibreOffice/4.3.3.2$Linux_X86_64 LibreOffice_project/430m0$Build-2</meta:generator>
    <meta:document-statistic meta:table-count="1" meta:cell-count="708" meta:object-count="0"/>
  </office:meta>
</office:document-meta>
</file>